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4189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0909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5547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ffff"/>
    </style:style>
    <style:style style:name="ce15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0808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000000" fo:border-left="0.0008in solid #000000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000000" fo:border-left="0.0008in solid #000000" fo:border-right="none" fo:border-top="none"/>
    </style:style>
  </office:automatic-styles>
  <office:body>
    <office:spreadsheet>
      <table:table table:name="NFL01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2" office:value-type="string" table:number-columns-spanned="10" table:number-rows-spanned="1">
            <text:p><text:s/><text:a xlink:href="http://www.panageotech.com/thenfledge/2013/13arch.html">2013  SEASON Stats</text:a></text:p>
          </table:table-cell>
          <table:covered-table-cell table:style-name="ce1"/>
          <table:covered-table-cell table:style-name="ce11"/>
          <table:covered-table-cell table:number-columns-repeated="4" table:style-name="ce1"/>
          <table:covered-table-cell table:number-columns-repeated="2" table:style-name="ce11"/>
          <table:covered-table-cell table:style-name="ce1"/>
          <table:table-cell table:style-name="ce1"/>
        </table:table-row>
        <table:table-row table:style-name="ro2">
          <table:table-cell table:style-name="ce1"/>
          <table:table-cell table:style-name="ce3" office:value-type="string">
            <text:p>  </text:p>
          </table:table-cell>
          <table:table-cell table:style-name="ce7" office:value-type="string">
            <text:p>Winners</text:p>
          </table:table-cell>
          <table:table-cell table:style-name="ce12" office:value-type="string">
            <text:p>  </text:p>
          </table:table-cell>
          <table:table-cell table:style-name="ce3" office:value-type="string">
            <text:p>  </text:p>
          </table:table-cell>
          <table:table-cell table:style-name="ce3"/>
          <table:table-cell table:style-name="ce18"/>
          <table:table-cell table:style-name="ce24" office:value-type="string">
            <text:p>A.T.S.</text:p>
          </table:table-cell>
          <table:table-cell table:style-name="ce12" office:value-type="string">
            <text:p>  </text:p>
          </table:table-cell>
          <table:table-cell table:style-name="ce11"/>
          <table:table-cell table:style-name="ce1" table:number-columns-repeated="2"/>
        </table:table-row>
        <table:table-row table:style-name="ro2">
          <table:table-cell table:style-name="ce1"/>
          <table:table-cell table:style-name="ce4" office:value-type="string">
            <text:p><text:s/></text:p>
          </table:table-cell>
          <table:table-cell table:style-name="ce8" office:value-type="string">
            <text:p>  </text:p>
          </table:table-cell>
          <table:table-cell table:number-columns-repeated="2" table:style-name="ce13" office:value-type="string">
            <text:p>  </text:p>
          </table:table-cell>
          <table:table-cell table:style-name="ce13"/>
          <table:table-cell table:style-name="ce19"/>
          <table:table-cell table:style-name="ce25" office:value-type="string">
            <text:p>  </text:p>
          </table:table-cell>
          <table:table-cell table:style-name="ce12" office:value-type="string">
            <text:p>  </text:p>
          </table:table-cell>
          <table:table-cell table:style-name="ce11"/>
          <table:table-cell table:style-name="ce1" table:number-columns-repeated="2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1.htm">Issue #1:</text:a>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15" table:formula="of:=[.C4]/([.C4]+[.D4])" office:value-type="percentage" office:value="0.6875">
            <text:p>68.75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15" table:formula="of:=[.I4]/([.I4]+[.J4])" office:value-type="percentage" office:value="0.3125">
            <text:p>31.2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2.htm">Issue #2:</text:a>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15" table:formula="of:=[.C5]/([.C5]+[.D5])" office:value-type="percentage" office:value="0.8125">
            <text:p>81.25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15" table:formula="of:=[.I5]/([.I5]+[.J5])" office:value-type="percentage" office:value="0.625">
            <text:p>62.50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3.htm">Issue #3:</text:a>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C6]/([.C6]+[.D6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I6]/([.I6]+[.J6])" office:value-type="percentage" office:value="0.5">
            <text:p>50.00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4.htm">Issue #4:</text:a>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C7]/([.C7]+[.D7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I7]/([.I7]+[.J7])" office:value-type="percentage" office:value="0.5">
            <text:p>50.00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5.htm">Issue #5:</text:a></text:p>
          </table:table-cell>
          <table:table-cell table:number-columns-repeated="2" table:style-name="ce9" office:value-type="float" office:value="7">
            <text:p>7</text:p>
          </table:table-cell>
          <table:table-cell table:style-name="ce15" table:formula="of:=[.C8]/([.C8]+[.D8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number-columns-repeated="2" table:style-name="ce9" office:value-type="float" office:value="7">
            <text:p>7</text:p>
          </table:table-cell>
          <table:table-cell table:style-name="ce15" table:formula="of:=[.I8]/([.I8]+[.J8])" office:value-type="percentage" office:value="0.5">
            <text:p>50.00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6.htm">Issue #6:</text:a>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4">
            <text:p>4</text:p>
          </table:table-cell>
          <table:table-cell table:style-name="ce15" table:formula="of:=[.C9]/([.C9]+[.D9])" office:value-type="percentage" office:value="0.733333333333333">
            <text:p>73.33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15" table:formula="of:=[.I9]/([.I9]+[.J9])" office:value-type="percentage" office:value="0.333333333333333">
            <text:p>33.33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7.htm">Issue #7:</text:a>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5" table:formula="of:=[.C10]/([.C10]+[.D10])" office:value-type="percentage" office:value="0.533333333333333">
            <text:p>53.33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5" table:formula="of:=[.I10]/([.I10]+[.J10])" office:value-type="percentage" office:value="0.466666666666667">
            <text:p>46.67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8.htm">Issue #8:</text:a>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5" table:formula="of:=[.C11]/([.C11]+[.D11])" office:value-type="percentage" office:value="0.692307692307692">
            <text:p>69.23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15" table:formula="of:=[.I11]/([.I11]+[.J11])" office:value-type="percentage" office:value="0.538461538461538">
            <text:p>53.8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09.htm">Issue #9:</text:a>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5" table:formula="of:=[.C12]/([.C12]+[.D12])" office:value-type="percentage" office:value="0.692307692307692">
            <text:p>69.23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5" table:formula="of:=[.I12]/([.I12]+[.J12])" office:value-type="percentage" office:value="0.461538461538462">
            <text:p>46.1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0.htm">Issue #10:</text:a></text:p>
          </table:table-cell>
          <table:table-cell table:number-columns-repeated="2" table:style-name="ce9" office:value-type="float" office:value="7">
            <text:p>7</text:p>
          </table:table-cell>
          <table:table-cell table:style-name="ce15" table:formula="of:=[.C13]/([.C13]+[.D13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15" table:formula="of:=[.I13]/([.I13]+[.J13])" office:value-type="percentage" office:value="0.571428571428571">
            <text:p>57.14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1.htm">Issue #11:</text:a>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15" table:formula="of:=[.C14]/([.C14]+[.D14])" office:value-type="percentage" office:value="0.8">
            <text:p>8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15" table:formula="of:=[.I14]/([.I14]+[.J14])" office:value-type="percentage" office:value="0.666666666666667">
            <text:p>66.67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2.htm">Issue #12:</text:a></text:p>
          </table:table-cell>
          <table:table-cell table:number-columns-repeated="2" table:style-name="ce9" office:value-type="float" office:value="7">
            <text:p>7</text:p>
          </table:table-cell>
          <table:table-cell table:style-name="ce15" table:formula="of:=[.C15]/([.C15]+[.D15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15" table:formula="of:=[.I15]/([.I15]+[.J15])" office:value-type="percentage" office:value="0.571428571428571">
            <text:p>57.14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3.htm">Issue #13:</text:a>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5" table:formula="of:=[.C16]/([.C16]+[.D16])" office:value-type="percentage" office:value="0.75">
            <text:p>75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15" table:formula="of:=[.I16]/([.I16]+[.J16])" office:value-type="percentage" office:value="0.4375">
            <text:p>43.7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4.htm">Issue #14:</text:a>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15" table:formula="of:=[.C17]/([.C17]+[.D17])" office:value-type="percentage" office:value="0.8125">
            <text:p>81.25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15" table:formula="of:=[.I17]/([.I17]+[.J17])" office:value-type="percentage" office:value="0.6875">
            <text:p>68.7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5.htm">Issue #15:</text:a>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15" table:formula="of:=[.C18]/([.C18]+[.D18])" office:value-type="percentage" office:value="0.5625">
            <text:p>56.25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15" table:formula="of:=[.I18]/([.I18]+[.J18])" office:value-type="percentage" office:value="0.5625">
            <text:p>56.25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6.htm">Issue #16:</text:a>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C19]/([.C19]+[.D19])" office:value-type="percentage" office:value="0.5">
            <text:p>50.00%</text:p>
          </table:table-cell>
          <table:table-cell table:style-name="ce15"/>
          <table:table-cell table:style-name="ce20"/>
          <table:table-cell table:style-name="ce25" office:value-type="string">
            <text:p>…</text:p>
          </table:table-cell>
          <table:table-cell table:number-columns-repeated="2" table:style-name="ce9" office:value-type="float" office:value="8">
            <text:p>8</text:p>
          </table:table-cell>
          <table:table-cell table:style-name="ce15" table:formula="of:=[.I19]/([.I19]+[.J19])" office:value-type="percentage" office:value="0.5">
            <text:p>50.00%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<text:a xlink:href="http://www.panageotech.com/thenfledge/2013/nfle13-17.htm">Issue #17:</text:a>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5" table:formula="of:=[.C20]/([.C20]+[.D20])" office:value-type="percentage" office:value="0.75">
            <text:p>75.00%</text:p>
          </table:table-cell>
          <table:table-cell table:style-name="ce16"/>
          <table:table-cell table:style-name="ce21"/>
          <table:table-cell table:style-name="ce25" office:value-type="string">
            <text:p>…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5" table:formula="of:=[.I20]/([.I20]+[.J20])" office:value-type="percentage" office:value="0.75">
            <text:p>75.00%</text:p>
          </table:table-cell>
          <table:table-cell table:style-name="ce1"/>
        </table:table-row>
        <table:table-row table:style-name="ro2">
          <table:table-cell table:style-name="ce1"/>
          <table:table-cell table:style-name="ce5"/>
          <table:table-cell table:style-name="ce9" table:number-columns-repeated="2"/>
          <table:table-cell table:style-name="ce15" table:number-columns-repeated="2"/>
          <table:table-cell table:style-name="ce20"/>
          <table:table-cell table:style-name="ce26"/>
          <table:table-cell table:style-name="ce9" table:number-columns-repeated="2"/>
          <table:table-cell table:style-name="ce15"/>
          <table:table-cell table:style-name="ce1"/>
        </table:table-row>
        <table:table-row table:style-name="ro2">
          <table:table-cell table:style-name="ce1"/>
          <table:table-cell table:style-name="ce5"/>
          <table:table-cell table:style-name="ce9" table:number-columns-repeated="2"/>
          <table:table-cell table:style-name="ce16" table:number-columns-repeated="2"/>
          <table:table-cell table:style-name="ce21"/>
          <table:table-cell table:style-name="ce26"/>
          <table:table-cell table:style-name="ce9" table:number-columns-repeated="2"/>
          <table:table-cell table:style-name="ce15"/>
          <table:table-cell table:style-name="ce1"/>
        </table:table-row>
        <table:table-row table:style-name="ro3">
          <table:table-cell table:style-name="ce1"/>
          <table:table-cell table:style-name="ce6" office:value-type="string">
            <text:p>Winners:</text:p>
          </table:table-cell>
          <table:table-cell table:style-name="ce10" table:formula="of:=SUM([.C4]+[.C5]+[.C6]+[.C7]+[.C8]+[.C9]+[.C10]+[.C11]+[.C12]+[.C13]+[.C14]+[.C15]+[.C16]+[.C17]+[.C18]+[.C19]+[.C20])" office:value-type="float" office:value="164">
            <text:p>164</text:p>
          </table:table-cell>
          <table:table-cell table:style-name="ce10" table:formula="of:=SUM([.D4]+[.D5]+[.D6]+[.D7]+[.D8]+[.D9]+[.D10]+[.D11]+[.D12]+[.D13]+[.D14]+[.D15]+[.D16]+[.D17]+[.D18]+[.D19]+[.D20])" office:value-type="float" office:value="93">
            <text:p>93</text:p>
          </table:table-cell>
          <table:table-cell table:style-name="ce17" table:formula="of:=[.C23]/([.C23]+[.D23])" office:value-type="percentage" office:value="0.638132295719844">
            <text:p>63.81%</text:p>
          </table:table-cell>
          <table:table-cell table:style-name="ce17"/>
          <table:table-cell table:style-name="ce22"/>
          <table:table-cell table:style-name="ce27" office:value-type="string">
            <text:p>A.T.S.</text:p>
          </table:table-cell>
          <table:table-cell table:style-name="ce10" table:formula="of:=SUM([.I4]+[.I5]+[.I6]+[.I7]+[.I8]+[.I9]+[.I10]+[.I11]+[.I12]+[.I13]+[.I14]+[.I15]+[.I16]+[.I17]+[.I18]+[.I19]+[.I20])" office:value-type="float" office:value="136">
            <text:p>136</text:p>
          </table:table-cell>
          <table:table-cell table:style-name="ce10" table:formula="of:=SUM([.J4]+[.J5]+[.J6]+[.J7]+[.J8]+[.J9]+[.J10]+[.J11]+[.J12]+[.J13]+[.J14]+[.J15]+[.J16]+[.J17]+[.J18]+[.J19]+[.J20])" office:value-type="float" office:value="121">
            <text:p>121</text:p>
          </table:table-cell>
          <table:table-cell table:style-name="ce17" table:formula="of:=[.I23]/([.I23]+[.J23])" office:value-type="percentage" office:value="0.529182879377432">
            <text:p>52.92%</text:p>
          </table:table-cell>
          <table:table-cell table:style-name="ce1"/>
        </table:table-row>
        <table:table-row table:style-name="ro4" table:number-rows-repeated="2">
          <table:table-cell table:style-name="ce1" table:number-columns-repeated="3"/>
          <table:table-cell table:style-name="ce11"/>
          <table:table-cell table:style-name="ce1" table:number-columns-repeated="2"/>
          <table:table-cell table:style-name="ce23"/>
          <table:table-cell table:style-name="ce28"/>
          <table:table-cell table:style-name="ce11" table:number-columns-repeated="2"/>
          <table:table-cell table:style-name="ce1" table:number-columns-repeated="2"/>
        </table:table-row>
        <table:table-row table:style-name="ro4" table:number-rows-repeated="1048550">
          <table:table-cell table:number-columns-repeated="12"/>
        </table:table-row>
        <table:table-row table:style-name="ro4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1/04/2014</text:date>, <text:time>13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1-04T13:58:50.39</dc:date>
    <meta:editing-duration>P7DT15H39M16S</meta:editing-duration>
    <meta:editing-cycles>43</meta:editing-cycles>
    <meta:document-statistic meta:table-count="1" meta:cell-count="157" meta:object-count="0"/>
    <meta:user-defined meta:name="ProgId">Excel.Sheet</meta:user-defined>
  </office:meta>
</office:document-meta>
</file>